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b6d2" officeooo:paragraph-rsid="0001b6d2"/>
    </style:style>
    <style:style style:name="P2" style:family="paragraph" style:parent-style-name="Standard">
      <style:paragraph-properties fo:text-align="justify" style:justify-single-word="false"/>
      <style:text-properties officeooo:rsid="0001b6d2" officeooo:paragraph-rsid="00439139"/>
    </style:style>
    <style:style style:name="P3" style:family="paragraph" style:parent-style-name="Standard">
      <style:paragraph-properties fo:text-align="justify" style:justify-single-word="false"/>
      <style:text-properties officeooo:rsid="00020bfa" officeooo:paragraph-rsid="00020bfa"/>
    </style:style>
    <style:style style:name="P4" style:family="paragraph" style:parent-style-name="Standard">
      <style:paragraph-properties fo:text-align="justify" style:justify-single-word="false"/>
      <style:text-properties officeooo:rsid="0004a561" officeooo:paragraph-rsid="0004a561"/>
    </style:style>
    <style:style style:name="P5" style:family="paragraph" style:parent-style-name="Standard">
      <style:paragraph-properties fo:text-align="justify" style:justify-single-word="false"/>
      <style:text-properties officeooo:rsid="00066104" officeooo:paragraph-rsid="00066104"/>
    </style:style>
    <style:style style:name="P6" style:family="paragraph" style:parent-style-name="Standard">
      <style:paragraph-properties fo:text-align="justify" style:justify-single-word="false"/>
      <style:text-properties officeooo:rsid="00076aa0" officeooo:paragraph-rsid="00076aa0"/>
    </style:style>
    <style:style style:name="P7" style:family="paragraph" style:parent-style-name="Standard">
      <style:paragraph-properties fo:text-align="justify" style:justify-single-word="false"/>
      <style:text-properties officeooo:rsid="0008e6be" officeooo:paragraph-rsid="0008e6be"/>
    </style:style>
    <style:style style:name="P8" style:family="paragraph" style:parent-style-name="Standard">
      <style:paragraph-properties fo:text-align="justify" style:justify-single-word="false"/>
      <style:text-properties officeooo:rsid="00090efa" officeooo:paragraph-rsid="00090efa"/>
    </style:style>
    <style:style style:name="P9" style:family="paragraph" style:parent-style-name="Standard">
      <style:paragraph-properties fo:text-align="justify" style:justify-single-word="false"/>
      <style:text-properties officeooo:rsid="000a49a4" officeooo:paragraph-rsid="000a49a4"/>
    </style:style>
    <style:style style:name="P10" style:family="paragraph" style:parent-style-name="Standard">
      <style:paragraph-properties fo:text-align="justify" style:justify-single-word="false"/>
      <style:text-properties officeooo:rsid="000c3284" officeooo:paragraph-rsid="000c3284"/>
    </style:style>
    <style:style style:name="P11" style:family="paragraph" style:parent-style-name="Standard">
      <style:paragraph-properties fo:text-align="justify" style:justify-single-word="false"/>
      <style:text-properties officeooo:rsid="000ed0d6" officeooo:paragraph-rsid="0010ac16"/>
    </style:style>
    <style:style style:name="P12" style:family="paragraph" style:parent-style-name="Standard">
      <style:paragraph-properties fo:text-align="justify" style:justify-single-word="false"/>
      <style:text-properties officeooo:rsid="0016b3ba" officeooo:paragraph-rsid="0016b3ba"/>
    </style:style>
    <style:style style:name="P13" style:family="paragraph" style:parent-style-name="Standard">
      <style:paragraph-properties fo:text-align="justify" style:justify-single-word="false"/>
      <style:text-properties officeooo:rsid="00178884" officeooo:paragraph-rsid="00178884"/>
    </style:style>
    <style:style style:name="P14" style:family="paragraph" style:parent-style-name="Standard">
      <style:paragraph-properties fo:text-align="justify" style:justify-single-word="false"/>
      <style:text-properties officeooo:rsid="001a368c" officeooo:paragraph-rsid="001a368c"/>
    </style:style>
    <style:style style:name="P15" style:family="paragraph" style:parent-style-name="Standard">
      <style:paragraph-properties fo:text-align="justify" style:justify-single-word="false"/>
      <style:text-properties officeooo:rsid="001dc36d" officeooo:paragraph-rsid="001dc36d"/>
    </style:style>
    <style:style style:name="P16" style:family="paragraph" style:parent-style-name="Standard">
      <style:paragraph-properties fo:text-align="justify" style:justify-single-word="false"/>
      <style:text-properties officeooo:rsid="001e1efe" officeooo:paragraph-rsid="001e1efe"/>
    </style:style>
    <style:style style:name="P17" style:family="paragraph" style:parent-style-name="Standard">
      <style:paragraph-properties fo:text-align="justify" style:justify-single-word="false"/>
      <style:text-properties officeooo:rsid="0027adc4" officeooo:paragraph-rsid="0027adc4"/>
    </style:style>
    <style:style style:name="P18" style:family="paragraph" style:parent-style-name="Standard">
      <style:paragraph-properties fo:text-align="justify" style:justify-single-word="false"/>
      <style:text-properties officeooo:rsid="002b4e72" officeooo:paragraph-rsid="002b4e72"/>
    </style:style>
    <style:style style:name="P19" style:family="paragraph" style:parent-style-name="Standard">
      <style:paragraph-properties fo:text-align="justify" style:justify-single-word="false"/>
      <style:text-properties officeooo:rsid="002c6a11" officeooo:paragraph-rsid="002c6a11"/>
    </style:style>
    <style:style style:name="P20" style:family="paragraph" style:parent-style-name="Standard">
      <style:paragraph-properties fo:text-align="justify" style:justify-single-word="false"/>
      <style:text-properties officeooo:rsid="002db0a7" officeooo:paragraph-rsid="002db0a7"/>
    </style:style>
    <style:style style:name="P21" style:family="paragraph" style:parent-style-name="Standard">
      <style:paragraph-properties fo:text-align="justify" style:justify-single-word="false"/>
      <style:text-properties officeooo:rsid="002fb611" officeooo:paragraph-rsid="002fb611"/>
    </style:style>
    <style:style style:name="P22" style:family="paragraph" style:parent-style-name="Standard">
      <style:paragraph-properties fo:text-align="justify" style:justify-single-word="false"/>
      <style:text-properties officeooo:rsid="0030f51f" officeooo:paragraph-rsid="0030f51f"/>
    </style:style>
    <style:style style:name="P23" style:family="paragraph" style:parent-style-name="Standard">
      <style:paragraph-properties fo:text-align="justify" style:justify-single-word="false"/>
      <style:text-properties officeooo:rsid="00334f8f" officeooo:paragraph-rsid="00334f8f"/>
    </style:style>
    <style:style style:name="P24" style:family="paragraph" style:parent-style-name="Standard">
      <style:paragraph-properties fo:text-align="justify" style:justify-single-word="false"/>
      <style:text-properties officeooo:rsid="00356ef6" officeooo:paragraph-rsid="00356ef6"/>
    </style:style>
    <style:style style:name="P25" style:family="paragraph" style:parent-style-name="Standard">
      <style:paragraph-properties fo:text-align="justify" style:justify-single-word="false"/>
      <style:text-properties officeooo:rsid="0036d3f3" officeooo:paragraph-rsid="0036d3f3"/>
    </style:style>
    <style:style style:name="P26" style:family="paragraph" style:parent-style-name="Standard">
      <style:paragraph-properties fo:text-align="justify" style:justify-single-word="false"/>
      <style:text-properties officeooo:rsid="0037cf4c" officeooo:paragraph-rsid="0037cf4c"/>
    </style:style>
    <style:style style:name="P27" style:family="paragraph" style:parent-style-name="Standard">
      <style:paragraph-properties fo:text-align="justify" style:justify-single-word="false"/>
      <style:text-properties officeooo:rsid="003a7d52" officeooo:paragraph-rsid="003a7d52"/>
    </style:style>
    <style:style style:name="P28" style:family="paragraph" style:parent-style-name="Standard">
      <style:paragraph-properties fo:text-align="justify" style:justify-single-word="false"/>
      <style:text-properties officeooo:rsid="003bb445" officeooo:paragraph-rsid="003bb445"/>
    </style:style>
    <style:style style:name="P29" style:family="paragraph" style:parent-style-name="Standard">
      <style:paragraph-properties fo:text-align="justify" style:justify-single-word="false"/>
      <style:text-properties officeooo:rsid="003ed0b8" officeooo:paragraph-rsid="003ed0b8"/>
    </style:style>
    <style:style style:name="P30" style:family="paragraph" style:parent-style-name="Standard">
      <style:paragraph-properties fo:text-align="justify" style:justify-single-word="false"/>
      <style:text-properties officeooo:rsid="0040b8bb" officeooo:paragraph-rsid="0040b8bb"/>
    </style:style>
    <style:style style:name="P31" style:family="paragraph" style:parent-style-name="Standard">
      <style:paragraph-properties fo:text-align="justify" style:justify-single-word="false"/>
      <style:text-properties officeooo:rsid="00422721" officeooo:paragraph-rsid="00422721"/>
    </style:style>
    <style:style style:name="P32" style:family="paragraph" style:parent-style-name="Standard">
      <style:paragraph-properties fo:text-align="justify" style:justify-single-word="false"/>
      <style:text-properties officeooo:rsid="00439139" officeooo:paragraph-rsid="00439139"/>
    </style:style>
    <style:style style:name="P33" style:family="paragraph" style:parent-style-name="Standard">
      <style:paragraph-properties fo:text-align="justify" style:justify-single-word="false"/>
      <style:text-properties officeooo:rsid="004541db" officeooo:paragraph-rsid="004541db"/>
    </style:style>
    <style:style style:name="P34" style:family="paragraph" style:parent-style-name="Standard">
      <style:paragraph-properties fo:text-align="justify" style:justify-single-word="false"/>
      <style:text-properties officeooo:rsid="0049c8e8" officeooo:paragraph-rsid="0049c8e8"/>
    </style:style>
    <style:style style:name="P35" style:family="paragraph" style:parent-style-name="Standard">
      <style:paragraph-properties fo:text-align="justify" style:justify-single-word="false"/>
      <style:text-properties officeooo:rsid="004d25b0" officeooo:paragraph-rsid="004d25b0"/>
    </style:style>
    <style:style style:name="P36" style:family="paragraph" style:parent-style-name="Standard">
      <style:paragraph-properties fo:text-align="justify" style:justify-single-word="false"/>
      <style:text-properties officeooo:rsid="004f6eea" officeooo:paragraph-rsid="004f6eea"/>
    </style:style>
    <style:style style:name="P37" style:family="paragraph" style:parent-style-name="Standard">
      <style:paragraph-properties fo:text-align="justify" style:justify-single-word="false"/>
      <style:text-properties officeooo:rsid="00537491" officeooo:paragraph-rsid="00537491"/>
    </style:style>
    <style:style style:name="P38" style:family="paragraph" style:parent-style-name="Standard">
      <style:paragraph-properties fo:text-align="justify" style:justify-single-word="false"/>
      <style:text-properties officeooo:rsid="0054346f" officeooo:paragraph-rsid="0054346f"/>
    </style:style>
    <style:style style:name="P39" style:family="paragraph" style:parent-style-name="Standard">
      <style:paragraph-properties fo:text-align="justify" style:justify-single-word="false"/>
      <style:text-properties officeooo:rsid="00550b78" officeooo:paragraph-rsid="00550b78"/>
    </style:style>
    <style:style style:name="T1" style:family="text">
      <style:text-properties officeooo:rsid="00034907"/>
    </style:style>
    <style:style style:name="T2" style:family="text">
      <style:text-properties officeooo:rsid="000a49a4"/>
    </style:style>
    <style:style style:name="T3" style:family="text">
      <style:text-properties officeooo:rsid="000d12fb"/>
    </style:style>
    <style:style style:name="T4" style:family="text">
      <style:text-properties officeooo:rsid="000f3750"/>
    </style:style>
    <style:style style:name="T5" style:family="text">
      <style:text-properties officeooo:rsid="00115761"/>
    </style:style>
    <style:style style:name="T6" style:family="text">
      <style:text-properties officeooo:rsid="0017216e"/>
    </style:style>
    <style:style style:name="T7" style:family="text">
      <style:text-properties officeooo:rsid="001c53cf"/>
    </style:style>
    <style:style style:name="T8" style:family="text">
      <style:text-properties officeooo:rsid="001fe29f"/>
    </style:style>
    <style:style style:name="T9" style:family="text">
      <style:text-properties officeooo:rsid="0026641e"/>
    </style:style>
    <style:style style:name="T10" style:family="text">
      <style:text-properties officeooo:rsid="00293506"/>
    </style:style>
    <style:style style:name="T11" style:family="text">
      <style:text-properties officeooo:rsid="0031b3d4"/>
    </style:style>
    <style:style style:name="T12" style:family="text">
      <style:text-properties officeooo:rsid="0033a0ce"/>
    </style:style>
    <style:style style:name="T13" style:family="text">
      <style:text-properties officeooo:rsid="00389622"/>
    </style:style>
    <style:style style:name="T14" style:family="text">
      <style:text-properties officeooo:rsid="003a7637"/>
    </style:style>
    <style:style style:name="T15" style:family="text">
      <style:text-properties officeooo:rsid="003c02ed"/>
    </style:style>
    <style:style style:name="T16" style:family="text">
      <style:text-properties officeooo:rsid="003f8f96"/>
    </style:style>
    <style:style style:name="T17" style:family="text">
      <style:text-properties officeooo:rsid="00439139"/>
    </style:style>
    <style:style style:name="T18" style:family="text">
      <style:text-properties officeooo:rsid="0044997d"/>
    </style:style>
    <style:style style:name="T19" style:family="text">
      <style:text-properties officeooo:rsid="004cb186"/>
    </style:style>
    <style:style style:name="T20" style:family="text">
      <style:text-properties officeooo:rsid="004d96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ziache, AN Pierrefittes<text:span text:style-name="T9">-sur-Seine.</text:span></text:p>
      <text:p text:style-name="Title"><text:span text:style-name="T17">L</text:span>es images numériques, numérisées. </text:p>
      <text:p text:style-name="P1"/>
      <text:p text:style-name="P1"/>
      <text:p text:style-name="P3">Image numérique : chose capturé de manière analogique et converti en analogique dans un deuxième temps. <text:span text:style-name="T1">Image créée par un programme informatique (image vectorielle). Image traitée par un logiciel graphique, et tout ce qui va être sauvegardé sur serveur, DD etc. </text:span></text:p>
      <text:p text:style-name="P3"/>
      <text:p text:style-name="P4">Image matricielle : points colorés/pixels dans différents formats (tiff, jpeg, gif). </text:p>
      <text:p text:style-name="P5">Image vectorielle : lignes, droites, etc pour les logos (ai, pdf). </text:p>
      <text:p text:style-name="P5"/>
      <text:p text:style-name="P5">Numérisation : procédé permettant la construction sous forme d’une suite de nombre de la représentation d’une information du monde réel. </text:p>
      <text:p text:style-name="P5"/>
      <text:p text:style-name="P6">Conversion de l’analogique vers le numérique. </text:p>
      <text:p text:style-name="P6"/>
      <text:p text:style-name="P6">Échantillonnage (analyse de l’image selon les valeurs lumineuses), quantification etc. </text:p>
      <text:p text:style-name="P7">Système instantanée : capteur matricielle (cf les appareil photo) et système à balayage (cf les imprimantes). </text:p>
      <text:p text:style-name="P8">Quantification <text:span text:style-name="T2">ou analyse tonale (chaque pixel à une valeur spécifique unique et une position unique dans l’image). </text:span></text:p>
      <text:p text:style-name="P8"/>
      <text:p text:style-name="P9">Codage informatique et profondeur d’échantillonnage (nombre de valeur possible pour chaque pixel). On peut aller jusqu’à 255 bits par pixels. </text:p>
      <text:p text:style-name="P9"/>
      <text:p text:style-name="P10">256 valeurs possibles pour un pixel soit 8 bits <text:span text:style-name="T3">(1octet). </text:span></text:p>
      <text:p text:style-name="P10"/>
      <text:p text:style-name="P11">Le nombre de pixel total sur une image permet de statuer la définition de l’image <text:span text:style-name="T4">(pixel par largeur/hauteur de l’image)</text:span>.</text:p>
      <text:p text:style-name="P11"/>
      <text:p text:style-name="P11"><text:span text:style-name="T5">Résolution : unité de mesure qui s’exprime en point par pouce ou en dot/inch, nombre de pixel que l’on trouve tous les 2,54 cm. Cela définit le détail de l’image. </text:span></text:p>
      <text:p text:style-name="P12">Une image de haute résolution produira une image de meilleur<text:span text:style-name="T6">e</text:span> qualité. </text:p>
      <text:p text:style-name="P12"/>
      <text:p text:style-name="P13">Norme de 300 dpi → pour visionner correctement une image à une distance de 35 cm, l’oeil à humain à besoin de 300 dpi pour ne pas pouvoir distinguer des pixels. </text:p>
      <text:p text:style-name="P13"/>
      <text:p text:style-name="P14">Définition-résolution-impression, <text:span text:style-name="T7">cf tableau de concordance. </text:span></text:p>
      <text:p text:style-name="P14"/>
      <text:p text:style-name="P15">Normes de numérisation aux AN pour la résolution et la définition. Les AN doivent fournir des substituts numériques pour n’importe quel document. </text:p>
      <text:p text:style-name="P15"/>
      <text:p text:style-name="P16">La génération des couleurs : <text:span text:style-name="T8">la couleur n’a pas de réalité physique, c’est une sensation provoqué par 3 types de capteurs dans l’oeil (bleu, vert, rouge). → les longueurs d’ondes de la lumières. </text:span></text:p>
      <text:p text:style-name="P17">Le capteur numérique est sensible à l’ensemble du spectre et pas seulement certaines ondes (comme l’oeil). <text:span text:style-name="T10">On utilise la synthèse trichrome pour les photographies numériques. Mosaïque de Bayer. </text:span><text:soft-page-break/><text:span text:style-name="T10">Production d’un fichier brut (raw) et exporter en fichier RGB pour pouvoir être utilisé comme format de travail (tiff, jpeg, png, jpg). </text:span></text:p>
      <text:p text:style-name="P17"/>
      <text:p text:style-name="P18">La profondeur des couleurs : chaque image est composée de 3 couches de couleurs, chacune d’entre elle est codé sur 256 bits. </text:p>
      <text:p text:style-name="P19">Images 24 bits = une image en 8 bits x 3 couches. </text:p>
      <text:p text:style-name="P20">Plus on augmente le nombre de bits, plus l’image est lourde. </text:p>
      <text:p text:style-name="P21">CIE : compagnie internationale d’éclairage, l’oeil humain peut nuancer 300 000 nuances. </text:p>
      <text:p text:style-name="P21"/>
      <text:p text:style-name="P22">Synthèse additive : rouge + bleu + vert = blanc (principe des couleurs sur TV, <text:span text:style-name="T11">moniteur pc). </text:span></text:p>
      <text:p text:style-name="P22"/>
      <text:p text:style-name="P23">Le mode CMJN (cian, magenta, jaune, noir) sur les couleurs complémentaire qui en s’additionnant donne du noir. <text:span text:style-name="T12">Mode utilisée pour l’impression et pas pour l’affichage. </text:span></text:p>
      <text:p text:style-name="P23"/>
      <text:p text:style-name="P24">Augmenter l’espace colorimétrique de l’imprimante en ajoutant des couleurs. </text:p>
      <text:p text:style-name="P24"/>
      <text:p text:style-name="P25">Bitmap= valeur de blanc et de noir avec des bits. </text:p>
      <text:p text:style-name="P25"/>
      <text:p text:style-name="P26">Le mode Lab, espace CIE lab → valeur de lumin<text:span text:style-name="T14">a</text:span>nce et 2 valeurs de chr<text:span text:style-name="T13">o</text:span>m<text:span text:style-name="T13">i</text:span>nance. <text:span text:style-name="T14">On peut jouer sur la luminosité sans toucher à la couleur. </text:span></text:p>
      <text:p text:style-name="P27">Permet de modifier des espaces colorimétrique en changeant de référentiel. </text:p>
      <text:p text:style-name="P27"/>
      <text:p text:style-name="P28">Espace colorimétrique= modèle math tri-dimensionnel pour représenter les couleurs perceptibles, utilisables, reproductibles par un être humain/un appareil. <text:span text:style-name="T15">(luminance, saturation, teinte = <text:s/>TSL). </text:span></text:p>
      <text:p text:style-name="P16"/>
      <text:p text:style-name="P29">Mode RGB, CMJN → <text:span text:style-name="T16">espace colorimétrique sRGB et Adobe RGB (plus ou moins de couleurs). </text:span></text:p>
      <text:p text:style-name="P30">CMJN a moins de couleurs que RGB mais les espaces colorimétriques sont différents. </text:p>
      <text:p text:style-name="P31">Adobe RGB pour les professionnels avant tout. </text:p>
      <text:p text:style-name="P31"/>
      <text:p text:style-name="P32">Formats de fichiers. </text:p>
      <text:p text:style-name="P32">Raw : format brut issu du capteur <text:span text:style-name="T18">(sorte de négatif pour le numérique) et on va le développer selon différents formats (tiff, jpg) et sans le dégrader, on pourra toujours revenir au fichier de départ. </text:span></text:p>
      <text:p text:style-name="P32"/>
      <text:p text:style-name="P33">TIFF ou TIF → mis en place en 1987, format libre pour stocker des images en Bitmap de grande qualité et de grande taille. </text:p>
      <text:p text:style-name="P33"/>
      <text:p text:style-name="P34">JPEG : format d’enregistrement et algorithme de décodage de représentation de l’image fixe. <text:span text:style-name="T19">Permet peu de retouche car on perd des informations à chaque enregistrements.</text:span></text:p>
      <text:p text:style-name="P34"/>
      <text:p text:style-name="P35">GIF et PNG : <text:span text:style-name="T20">pour les images simples en applats de couleurs et des couleurs en nombre réduit. </text:span></text:p>
      <text:p text:style-name="P35"/>
      <text:p text:style-name="P36">Poids des images. </text:p>
      <text:p text:style-name="P36"/>
      <text:p text:style-name="P37">Volonté affichée de restituer les documents couleurs dans la meilleur qualité possible. </text:p>
      <text:p text:style-name="P37"/>
      <text:p text:style-name="P38">Visite des studio de reproduction. </text:p>
      <text:p text:style-name="P38"/>
      <text:p text:style-name="P39">Cf guide des couleu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9:34:36.468686466</meta:creation-date>
    <dc:date>2018-12-18T10:40:35.695579252</dc:date>
    <meta:editing-duration>PT1H5M33S</meta:editing-duration>
    <meta:editing-cycles>67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43" meta:word-count="711" meta:character-count="4536" meta:non-whitespace-character-count="3827"/>
  </office:meta>
</office:document-meta>
</file>